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66b3" draw:opacity="35%" draw:textarea-horizontal-align="justify" draw:textarea-vertical-align="middle" draw:auto-grow-height="false" fo:min-height="1.229cm" fo:min-width="1.122cm" draw:shadow-opacity="35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1.171cm"/>
    </style:style>
    <style:style style:name="gr4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08cm" fo:min-width="0.978cm" draw:shadow-opacity="35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cm"/>
    </style:style>
    <style:style style:name="gr6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06cm" fo:min-width="0.978cm" draw:shadow-opacity="35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.576cm"/>
    </style:style>
    <style:style style:name="gr8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11cm" fo:min-width="0.977cm" draw:shadow-opacity="35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0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1cm" fo:min-width="0.978cm" draw:shadow-opacity="35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/>
    </style:style>
    <style:style style:name="gr12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12cm" fo:min-width="0.977cm" draw:shadow-opacity="35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14" style:family="graphic" style:parent-style-name="standard">
      <style:graphic-properties svg:stroke-color="#000000" draw:fill="solid" draw:fill-color="#a3238e" draw:opacity="35%" draw:textarea-horizontal-align="justify" draw:textarea-vertical-align="middle" draw:auto-grow-height="false" fo:min-height="1.108cm" fo:min-width="0.979cm" draw:shadow-opacity="35%"/>
    </style:style>
    <style:style style:name="gr15" style:family="graphic" style:parent-style-name="standard">
      <style:graphic-properties svg:stroke-color="#000000" draw:fill="solid" draw:fill-color="#a3238e" draw:opacity="35%" draw:textarea-horizontal-align="justify" draw:textarea-vertical-align="middle" draw:auto-grow-height="false" fo:min-height="1.108cm" fo:min-width="0.977cm" draw:shadow-opacity="35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3cm" fo:min-width="2.14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4cm" fo:min-width="1.1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1.1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1.171cm"/>
    </style:style>
    <style:style style:name="gr21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18cm" fo:min-width="0.925cm" draw:shadow-opacity="35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9cm" fo:min-width="0cm"/>
    </style:style>
    <style:style style:name="gr24" style:family="graphic" style:parent-style-name="standard">
      <style:graphic-properties svg:stroke-color="#000000" draw:fill="solid" draw:fill-color="#a3238e" draw:opacity="35%" draw:textarea-horizontal-align="justify" draw:textarea-vertical-align="middle" draw:auto-grow-height="false" fo:min-height="1.108cm" fo:min-width="0.978cm" draw:shadow-opacity="35%"/>
    </style:style>
    <style:style style:name="gr25" style:family="graphic" style:parent-style-name="standard">
      <style:graphic-properties svg:stroke-color="#000000" draw:fill="solid" draw:fill-color="#a3238e" draw:opacity="35%" draw:textarea-horizontal-align="justify" draw:textarea-vertical-align="middle" draw:auto-grow-height="false" fo:min-height="1.107cm" fo:min-width="0.977cm" draw:shadow-opacity="35%"/>
    </style:style>
    <style:style style:name="gr26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07cm" fo:min-width="0.978cm" draw:shadow-opacity="35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6cm" fo:min-width="1.1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1.17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.1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P1" style:family="paragraph">
      <loext:graphic-properties draw:fill="solid" draw:fill-color="#0066b3" draw:opacity="3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solid" draw:fill-color="#00aaad" draw:opacity="35%"/>
      <style:paragraph-properties fo:text-align="center"/>
    </style:style>
    <style:style style:name="P5" style:family="paragraph">
      <style:text-properties fo:font-size="7pt" style:font-size-asian="18pt" style:font-size-complex="18pt"/>
    </style:style>
    <style:style style:name="P6" style:family="paragraph">
      <loext:graphic-properties draw:fill="none" draw:fill-color="#ffffff"/>
      <style:text-properties fo:font-size="7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7pt"/>
    </style:style>
    <style:style style:name="P9" style:family="paragraph">
      <loext:graphic-properties draw:fill="none" draw:fill-color="#ffffff"/>
      <style:text-properties fo:font-size="7pt" fo:font-weight="bold" style:font-size-asian="18pt" style:font-size-complex="18pt"/>
    </style:style>
    <style:style style:name="P10" style:family="paragraph">
      <loext:graphic-properties draw:fill="solid" draw:fill-color="#a3238e" draw:opacity="35%"/>
      <style:paragraph-properties fo:text-align="center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7pt" style:font-size-asian="18pt" style:font-size-complex="18pt"/>
    </style:style>
    <style:style style:name="T3" style:family="text">
      <style:text-properties fo:font-size="7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294cm" svg:height="2.091cm" svg:x="13.97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934cm" svg:y1="3.285cm" svg:x2="20.037cm" svg:y2="4.942cm" draw:start-shape="id1" draw:start-glue-point="9" draw:end-shape="id2" draw:end-glue-point="5" svg:d="M15934 3285l4103 1657" svg:viewBox="0 0 4104 1658">
          <text:p/>
        </draw:connector>
        <draw:frame draw:style-name="gr3" draw:text-style-name="P3" draw:layer="layout" svg:width="2.22cm" svg:height="0.823cm" svg:x="14.035cm" svg:y="2.177cm">
          <draw:text-box>
            <text:p><text:span text:style-name="T1">Objetivo</text:span></text:p>
          </draw:text-box>
        </draw:frame>
        <draw:custom-shape draw:style-name="gr4" draw:text-style-name="P4" xml:id="id2" draw:id="id2" draw:layer="layout" svg:width="2.09cm" svg:height="1.92cm" svg:x="19.731cm" svg:y="4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.16cm" svg:height="0.813cm" svg:x="19.816cm" svg:y="5.187cm">
          <draw:text-box>
            <text:p text:style-name="P5"><text:span text:style-name="T2">Tratame</text:span><text:span text:style-name="T2">nto </text:span><text:span text:style-name="T2">Estocás</text:span><text:span text:style-name="T2">tico?</text:span></text:p>
          </draw:text-box>
        </draw:frame>
        <draw:custom-shape draw:style-name="gr6" draw:text-style-name="P4" xml:id="id3" draw:id="id3" draw:layer="layout" svg:width="2.09cm" svg:height="1.918cm" svg:x="16.253cm" svg:y="7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228cm" svg:height="0.999cm" svg:x="16.772cm" svg:y="7.501cm">
          <draw:text-box>
            <text:p>…</text:p>
          </draw:text-box>
        </draw:frame>
        <draw:connector draw:style-name="gr2" draw:text-style-name="P2" draw:layer="layout" draw:type="line" svg:x1="20.037cm" svg:y1="6.3cm" svg:x2="18.037cm" svg:y2="7.488cm" draw:start-shape="id2" draw:start-glue-point="7" draw:end-shape="id3" draw:end-glue-point="11" svg:d="M20037 6300l-2000 1188" svg:viewBox="0 0 2001 1189">
          <text:p/>
        </draw:connector>
        <draw:custom-shape draw:style-name="gr8" draw:text-style-name="P4" xml:id="id4" draw:id="id4" draw:layer="layout" svg:width="2.089cm" svg:height="1.923cm" svg:x="23.098cm" svg:y="7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195cm" svg:height="0.887cm" svg:x="23.094cm" svg:y="7.713cm">
          <draw:text-box>
            <text:p text:style-name="P5"><text:span text:style-name="T2">Caso </text:span><text:span text:style-name="T2">Reduzido </text:span><text:span text:style-name="T2">de </text:span><text:span text:style-name="T2">Estados?</text:span></text:p>
          </draw:text-box>
        </draw:frame>
        <draw:connector draw:style-name="gr2" draw:text-style-name="P2" draw:layer="layout" draw:type="line" svg:x1="21.515cm" svg:y1="6.3cm" svg:x2="23.404cm" svg:y2="7.494cm" draw:start-shape="id2" draw:start-glue-point="9" draw:end-shape="id4" draw:end-glue-point="5" svg:d="M21515 6300l1889 1194" svg:viewBox="0 0 1890 1195">
          <text:p/>
        </draw:connector>
        <draw:custom-shape draw:style-name="gr10" draw:text-style-name="P4" xml:id="id5" draw:id="id5" draw:layer="layout" svg:width="2.09cm" svg:height="1.922cm" svg:x="26.31cm" svg:y="1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4.881cm" svg:y1="8.855cm" svg:x2="26.616cm" svg:y2="10.336cm" draw:start-shape="id4" draw:start-glue-point="9" draw:end-shape="id5" draw:end-glue-point="5" svg:d="M24881 8855l1735 1481" svg:viewBox="0 0 1736 1482">
          <text:p/>
        </draw:connector>
        <draw:frame draw:style-name="gr11" draw:text-style-name="P6" draw:layer="layout" svg:width="1.892cm" svg:height="0.904cm" svg:x="26.508cm" svg:y="10.596cm">
          <draw:text-box>
            <text:p text:style-name="P8"><text:span text:style-name="T2">Algoritmo de Viterb</text:span><text:span text:style-name="T2">i</text:span></text:p>
          </draw:text-box>
        </draw:frame>
        <draw:custom-shape draw:style-name="gr12" draw:text-style-name="P4" xml:id="id6" draw:id="id6" draw:layer="layout" svg:width="2.089cm" svg:height="1.924cm" svg:x="19.62cm" svg:y="10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404cm" svg:y1="8.855cm" svg:x2="21.403cm" svg:y2="10.629cm" draw:start-shape="id4" draw:start-glue-point="7" draw:end-shape="id6" draw:end-glue-point="11" svg:d="M23404 8855l-2001 1774" svg:viewBox="0 0 2002 1775">
          <text:p/>
        </draw:connector>
        <draw:frame draw:style-name="gr13" draw:text-style-name="P9" draw:layer="layout" svg:width="2.232cm" svg:height="1.351cm" svg:x="19.568cm" svg:y="10.76cm">
          <draw:text-box>
            <text:p text:style-name="P5"><text:span text:style-name="T2">Adaptabilidad</text:span><text:span text:style-name="T2">e do Estilo de </text:span><text:span text:style-name="T2">Aprendizagem</text:span><text:span text:style-name="T2">?</text:span></text:p>
          </draw:text-box>
        </draw:frame>
        <draw:custom-shape draw:style-name="gr14" draw:text-style-name="P10" xml:id="id7" draw:id="id7" draw:layer="layout" svg:width="2.091cm" svg:height="1.92cm" svg:x="22.462cm" svg:y="13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8" draw:id="id8" draw:layer="layout" svg:width="2.089cm" svg:height="1.92cm" svg:x="16.792cm" svg:y="13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421cm" svg:height="0.993cm" svg:x="22.964cm" svg:y="13.607cm">
          <draw:text-box>
            <text:p text:style-name="P5"><text:span text:style-name="T2">Lógica </text:span><text:span text:style-name="T3">Fuzzy</text:span></text:p>
          </draw:text-box>
        </draw:frame>
        <draw:frame draw:style-name="gr17" draw:text-style-name="P6" draw:layer="layout" svg:width="1.961cm" svg:height="0.873cm" svg:x="17.004cm" svg:y="13.527cm">
          <draw:text-box>
            <text:p text:style-name="P5"><text:span text:style-name="T2">Redes </text:span><text:span text:style-name="T2">Bayesianas</text:span></text:p>
          </draw:text-box>
        </draw:frame>
        <draw:connector draw:style-name="gr2" draw:text-style-name="P2" draw:layer="layout" draw:type="line" svg:x1="21.403cm" svg:y1="11.991cm" svg:x2="22.768cm" svg:y2="13.321cm" draw:start-shape="id6" draw:start-glue-point="9" draw:end-shape="id7" draw:end-glue-point="5" svg:d="M21403 11991l1365 1330" svg:viewBox="0 0 1366 1331">
          <text:p/>
        </draw:connector>
        <draw:connector draw:style-name="gr2" draw:text-style-name="P2" draw:layer="layout" draw:type="line" svg:x1="19.926cm" svg:y1="11.991cm" svg:x2="18.575cm" svg:y2="13.309cm" draw:start-shape="id6" draw:start-glue-point="7" draw:end-shape="id8" draw:end-glue-point="11" svg:d="M19926 11991l-1351 1318" svg:viewBox="0 0 1352 1319">
          <text:p/>
        </draw:connector>
        <draw:frame draw:style-name="gr18" draw:text-style-name="P6" draw:layer="layout" svg:width="2.653cm" svg:height="0.884cm" svg:x="17.216cm" svg:y="2.916cm">
          <draw:text-box>
            <text:p text:style-name="P5"><text:span text:style-name="T2">Detecção do Estilo de Aprendizagem</text:span></text:p>
          </draw:text-box>
        </draw:frame>
        <draw:frame draw:style-name="gr19" draw:text-style-name="P6" draw:layer="layout" svg:width="1.058cm" svg:height="0.685cm" svg:x="21.922cm" svg:y="6.215cm">
          <draw:text-box>
            <text:p text:style-name="P5"><text:span text:style-name="T2">Sim</text:span></text:p>
          </draw:text-box>
        </draw:frame>
        <draw:frame draw:style-name="gr20" draw:text-style-name="P6" draw:layer="layout" svg:width="1.147cm" svg:height="0.68cm" svg:x="18.521cm" svg:y="6.02cm">
          <draw:text-box>
            <text:p text:style-name="P5"><text:span text:style-name="T2">Não</text:span></text:p>
          </draw:text-box>
        </draw:frame>
        <draw:custom-shape draw:style-name="gr21" draw:text-style-name="P4" xml:id="id9" draw:id="id9" draw:layer="layout" svg:width="2.013cm" svg:height="1.934cm" svg:x="7.95cm" svg:y="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4.312cm" svg:y1="3.285cm" svg:x2="9.669cm" svg:y2="4.86cm" draw:start-shape="id1" draw:start-glue-point="7" draw:end-shape="id9" draw:end-glue-point="11" svg:d="M14312 3285l-4643 1575" svg:viewBox="0 0 4644 1576">
          <text:p/>
        </draw:connector>
        <draw:frame draw:style-name="gr22" draw:text-style-name="P6" draw:layer="layout" svg:width="3.514cm" svg:height="1.076cm" svg:x="10.486cm" svg:y="2.931cm">
          <draw:text-box>
            <text:p text:style-name="P5"><text:span text:style-name="T2">Dese</text:span><text:span text:style-name="T2">mpen</text:span><text:span text:style-name="T2">ho </text:span><text:span text:style-name="T2">Acadê</text:span><text:span text:style-name="T2">mico </text:span><text:span text:style-name="T2">do </text:span><text:span text:style-name="T2">Estud</text:span><text:span text:style-name="T2">ante</text:span></text:p>
          </draw:text-box>
        </draw:frame>
        <draw:frame draw:style-name="gr23" draw:text-style-name="P6" draw:layer="layout" svg:width="2.301cm" svg:height="0.949cm" svg:x="7.932cm" svg:y="5.151cm">
          <draw:text-box>
            <text:p text:style-name="P5"><text:span text:style-name="T2">Característi</text:span><text:span text:style-name="T2">cas à </text:span><text:span text:style-name="T2">perceber</text:span></text:p>
          </draw:text-box>
        </draw:frame>
        <draw:custom-shape draw:style-name="gr24" draw:text-style-name="P10" xml:id="id15" draw:id="id15" draw:layer="layout" svg:width="2.09cm" svg:height="1.92cm" svg:x="1.281cm" svg:y="1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xml:id="id14" draw:id="id14" draw:layer="layout" svg:width="2.09cm" svg:height="1.92cm" svg:x="6.515cm" svg:y="1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2" draw:id="id12" draw:layer="layout" svg:width="2.089cm" svg:height="1.92cm" svg:x="9.444cm" svg:y="1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3" draw:id="id13" draw:layer="layout" svg:width="2.089cm" svg:height="1.919cm" svg:x="14.211cm" svg:y="10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0" draw:id="id10" draw:layer="layout" svg:width="2.09cm" svg:height="1.917cm" svg:x="3.957cm" svg:y="7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1" draw:id="id11" draw:layer="layout" svg:width="2.09cm" svg:height="1.917cm" svg:x="11.802cm" svg:y="7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244cm" svg:y1="6.228cm" svg:x2="5.741cm" svg:y2="7.344cm" draw:start-shape="id9" draw:start-glue-point="7" draw:end-shape="id10" draw:end-glue-point="11" svg:d="M8244 6228l-2503 1116" svg:viewBox="0 0 2504 1117">
          <text:p/>
        </draw:connector>
        <draw:connector draw:style-name="gr2" draw:text-style-name="P2" draw:layer="layout" draw:type="line" svg:x1="9.669cm" svg:y1="6.228cm" svg:x2="12.108cm" svg:y2="7.344cm" draw:start-shape="id9" draw:start-glue-point="9" draw:end-shape="id11" draw:end-glue-point="5" svg:d="M9669 6228l2439 1116" svg:viewBox="0 0 2440 1117">
          <text:p/>
        </draw:connector>
        <draw:connector draw:style-name="gr2" draw:text-style-name="P2" draw:layer="layout" draw:type="line" svg:x1="12.108cm" svg:y1="8.701cm" svg:x2="11.227cm" svg:y2="10.717cm" draw:start-shape="id11" draw:start-glue-point="7" draw:end-shape="id12" draw:end-glue-point="11" svg:d="M12108 8701l-881 2016" svg:viewBox="0 0 882 2017">
          <text:p/>
        </draw:connector>
        <draw:connector draw:style-name="gr2" draw:text-style-name="P2" draw:layer="layout" draw:type="line" svg:x1="13.586cm" svg:y1="8.701cm" svg:x2="14.517cm" svg:y2="10.521cm" draw:start-shape="id11" draw:start-glue-point="9" draw:end-shape="id13" draw:end-glue-point="5" svg:d="M13586 8701l931 1820" svg:viewBox="0 0 932 1821">
          <text:p/>
        </draw:connector>
        <draw:connector draw:style-name="gr2" draw:text-style-name="P2" draw:layer="layout" draw:type="line" svg:x1="5.741cm" svg:y1="8.701cm" svg:x2="6.821cm" svg:y2="10.717cm" draw:start-shape="id10" draw:start-glue-point="9" draw:end-shape="id14" draw:end-glue-point="5" svg:d="M5741 8701l1080 2016" svg:viewBox="0 0 1081 2017">
          <text:p/>
        </draw:connector>
        <draw:connector draw:style-name="gr2" draw:text-style-name="P2" draw:layer="layout" draw:type="line" svg:x1="4.263cm" svg:y1="8.701cm" svg:x2="3.065cm" svg:y2="10.717cm" draw:start-shape="id10" draw:start-glue-point="7" draw:end-shape="id15" draw:end-glue-point="11" svg:d="M4263 8701l-1198 2016" svg:viewBox="0 0 1199 2017">
          <text:p/>
        </draw:connector>
        <draw:frame draw:style-name="gr27" draw:text-style-name="P6" draw:layer="layout" svg:width="1.148cm" svg:height="1.196cm" svg:x="18.722cm" svg:y="11.737cm">
          <draw:text-box>
            <text:p text:style-name="P5"><text:span text:style-name="T2">Não</text:span></text:p>
          </draw:text-box>
        </draw:frame>
        <draw:frame draw:style-name="gr27" draw:text-style-name="P6" draw:layer="layout" svg:width="1.147cm" svg:height="1.196cm" svg:x="21.834cm" svg:y="8.781cm">
          <draw:text-box>
            <text:p text:style-name="P5"><text:span text:style-name="T2">Não</text:span></text:p>
          </draw:text-box>
        </draw:frame>
        <draw:frame draw:style-name="gr28" draw:text-style-name="P6" draw:layer="layout" svg:width="1.058cm" svg:height="1.036cm" svg:x="21.621cm" svg:y="11.728cm">
          <draw:text-box>
            <text:p text:style-name="P5"><text:span text:style-name="T2">Sim</text:span></text:p>
          </draw:text-box>
        </draw:frame>
        <draw:frame draw:style-name="gr29" draw:text-style-name="P6" draw:layer="layout" svg:width="1.058cm" svg:height="1.038cm" svg:x="25.134cm" svg:y="8.573cm">
          <draw:text-box>
            <text:p text:style-name="P5"><text:span text:style-name="T2">Sim</text:span></text:p>
          </draw:text-box>
        </draw:frame>
        <draw:frame draw:style-name="gr30" draw:text-style-name="P6" draw:layer="layout" svg:width="2.108cm" svg:height="0.884cm" svg:x="4.01cm" svg:y="7.616cm">
          <draw:text-box>
            <text:p text:style-name="P8"><text:span text:style-name="T2">Classes </text:span><text:span text:style-name="T2">Balanceadas?</text:span></text:p>
          </draw:text-box>
        </draw:frame>
        <draw:frame draw:style-name="gr31" draw:text-style-name="P6" draw:layer="layout" svg:width="2.108cm" svg:height="0.801cm" svg:x="11.939cm" svg:y="7.617cm">
          <draw:text-box>
            <text:p text:style-name="P8"><text:span text:style-name="T2">Classes </text:span><text:span text:style-name="T2">Balancea</text:span><text:span text:style-name="T2">das?</text:span></text:p>
          </draw:text-box>
        </draw:frame>
        <draw:frame draw:style-name="gr32" draw:text-style-name="P6" draw:layer="layout" svg:width="3.914cm" svg:height="0.661cm" svg:x="4.312cm" svg:y="5.839cm">
          <draw:text-box>
            <text:p><text:span text:style-name="T2">Reconhe</text:span><text:span text:style-name="T2">cimento </text:span><text:span text:style-name="T2">de </text:span><text:span text:style-name="T2">Padrões</text:span></text:p>
          </draw:text-box>
        </draw:frame>
        <draw:frame draw:style-name="gr33" draw:text-style-name="P6" draw:layer="layout" svg:width="3.513cm" svg:height="0.559cm" svg:x="9.932cm" svg:y="5.841cm">
          <draw:text-box>
            <text:p><text:span text:style-name="T2">Relações de </text:span><text:span text:style-name="T2">Dependência</text:span></text:p>
          </draw:text-box>
        </draw:frame>
        <draw:frame draw:style-name="gr20" draw:text-style-name="P6" draw:layer="layout" svg:width="1.147cm" svg:height="0.68cm" svg:x="13.722cm" svg:y="8.92cm">
          <draw:text-box>
            <text:p text:style-name="P5"><text:span text:style-name="T2">Não</text:span></text:p>
          </draw:text-box>
        </draw:frame>
        <draw:frame draw:style-name="gr20" draw:text-style-name="P6" draw:layer="layout" svg:width="1.147cm" svg:height="0.68cm" svg:x="6.022cm" svg:y="9.02cm">
          <draw:text-box>
            <text:p text:style-name="P5"><text:span text:style-name="T2">Não</text:span></text:p>
          </draw:text-box>
        </draw:frame>
        <draw:frame draw:style-name="gr19" draw:text-style-name="P6" draw:layer="layout" svg:width="1.058cm" svg:height="0.685cm" svg:x="3.042cm" svg:y="9.115cm">
          <draw:text-box>
            <text:p text:style-name="P5"><text:span text:style-name="T2">Sim</text:span></text:p>
          </draw:text-box>
        </draw:frame>
        <draw:frame draw:style-name="gr19" draw:text-style-name="P6" draw:layer="layout" svg:width="1.058cm" svg:height="0.685cm" svg:x="10.942cm" svg:y="9.1cm">
          <draw:text-box>
            <text:p text:style-name="P5"><text:span text:style-name="T2">Sim</text:span></text:p>
          </draw:text-box>
        </draw:frame>
        <draw:frame draw:style-name="gr34" draw:text-style-name="P6" draw:layer="layout" svg:width="2.1cm" svg:height="0.801cm" svg:x="9.7cm" svg:y="11cm">
          <draw:text-box>
            <text:p><text:span text:style-name="T2">Redes Bayesianas</text:span></text:p>
          </draw:text-box>
        </draw:frame>
        <draw:frame draw:style-name="gr35" draw:text-style-name="P6" draw:layer="layout" svg:width="2.3cm" svg:height="1.076cm" svg:x="14.2cm" svg:y="10.701cm">
          <draw:text-box>
            <text:p><text:span text:style-name="T2">Balanceamento <text:s/>e Redes Bayesianas</text:span></text:p>
          </draw:text-box>
        </draw:frame>
        <draw:frame draw:style-name="gr35" draw:text-style-name="P9" draw:layer="layout" svg:width="2.3cm" svg:height="1.076cm" svg:x="6.5cm" svg:y="10.801cm">
          <draw:text-box>
            <text:p><text:span text:style-name="T2">Balanceamento <text:s/>e Árvores de Decisão</text:span></text:p>
          </draw:text-box>
        </draw:frame>
        <draw:frame draw:style-name="gr36" draw:text-style-name="P6" draw:layer="layout" svg:width="2cm" svg:height="0.801cm" svg:x="1.5cm" svg:y="10.901cm">
          <draw:text-box>
            <text:p><text:span text:style-name="T2">Árvores de Decis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21:47:41.764152354</meta:creation-date>
    <dc:date>2018-11-15T12:21:37.636062289</dc:date>
    <meta:editing-duration>PT1H13M20S</meta:editing-duration>
    <meta:editing-cycles>18</meta:editing-cycles>
    <meta:generator>LibreOffice/6.0.6.2$Linux_X86_64 LibreOffice_project/00m0$Build-2</meta:generator>
    <meta:document-statistic meta:object-count="58"/>
  </office:meta>
</office:document-meta>
</file>